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9" table:default-cell-style-name="Default"/>
        <table:table-row table:style-name="ro1">
          <table:table-cell table:number-columns-repeated="9"/>
          <table:table-cell office:value-type="string" calcext:value-type="string">
            <text:p>heai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mdis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s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te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formula="of:=AVERAGE([.J4:.J8])" office:value-type="float" office:value="9887.5" calcext:value-type="float">
            <text:p>9887,5</text:p>
          </table:table-cell>
          <table:table-cell table:formula="of:=AVERAGE([.K4:.K8])" office:value-type="float" office:value="5796" calcext:value-type="float">
            <text:p>5796</text:p>
          </table:table-cell>
          <table:table-cell table:formula="of:=([.J5]-[.J7])/2" office:value-type="float" office:value="32" calcext:value-type="float">
            <text:p>32</text:p>
          </table:table-cell>
          <table:table-cell table:formula="of:=([.K6]-[.K5])/2" office:value-type="float" office:value="63.5" calcext:value-type="float">
            <text:p>63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formula="of:=[.J2]/[.$N$1]" office:value-type="float" office:value="82.3958333333333" calcext:value-type="float">
            <text:p>82,3958333333333</text:p>
          </table:table-cell>
          <table:table-cell table:formula="of:=[.K2]/[.$N$1]" office:value-type="float" office:value="48.3" calcext:value-type="float">
            <text:p>48,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E3]/[.G3]" office:value-type="float" office:value="0.000821018062397373" calcext:value-type="float">
            <text:p>0,000821018062397</text:p>
          </table:table-cell>
          <table:table-cell table:formula="of:=[.E3]^(1/2)" office:value-type="float" office:value="7.74596669241483" calcext:value-type="float">
            <text:p>7,74596669241483</text:p>
          </table:table-cell>
          <table:table-cell office:value-type="float" office:value="60" calcext:value-type="float">
            <text:p>60</text:p>
          </table:table-cell>
          <table:table-cell table:formula="of:=60*2^(1/2)" office:value-type="float" office:value="84.8528137423857" calcext:value-type="float">
            <text:p>84,8528137423857</text:p>
          </table:table-cell>
          <table:table-cell office:value-type="float" office:value="73080" calcext:value-type="float">
            <text:p>73080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string" calcext:value-type="string">
            <text:p>nm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racc</text:p>
          </table:table-cell>
          <table:table-cell table:formula="of:=2*[.P2]*[.Q2]*[.N2]*10^(-9)" office:value-type="float" office:value="0.00015918875" calcext:value-type="float">
            <text:p>0,0001591887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913" calcext:value-type="float">
            <text:p>9913</text:p>
          </table:table-cell>
          <table:table-cell office:value-type="float" office:value="5770" calcext:value-type="float">
            <text:p>5770</text:p>
          </table:table-cell>
          <table:table-cell table:number-columns-repeated="4"/>
          <table:table-cell office:value-type="string" calcext:value-type="string">
            <text:p>sracc</text:p>
          </table:table-cell>
          <table:table-cell table:formula="of:=[.Q4]*(([.D9]/[.P2])^2+([.D10]/[.Q2])^2+([.N3]/20)^2)^(1/2)" office:value-type="float" office:value="0.00000497009016346541" calcext:value-type="float">
            <text:p>4,97009016346541E-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9904" calcext:value-type="float">
            <text:p>9904</text:p>
          </table:table-cell>
          <table:table-cell office:value-type="float" office:value="5897" calcext:value-type="float">
            <text:p>58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r</text:p>
          </table:table-cell>
          <table:table-cell table:formula="of:=[.C3]*(([.D3]/[.E3])^2+([.F3]/[.G3])^2)^(1/2)" office:value-type="float" office:value="0.000105997262805312" calcext:value-type="float">
            <text:p>0,000105997262805</text:p>
          </table:table-cell>
          <table:table-cell table:number-columns-repeated="5"/>
          <table:table-cell office:value-type="float" office:value="9849" calcext:value-type="float">
            <text:p>9849</text:p>
          </table:table-cell>
          <table:table-cell office:value-type="float" office:value="5820" calcext:value-type="float">
            <text:p>58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eta</text:p>
          </table:table-cell>
          <table:table-cell table:formula="of:=([.C3]-[.Q4])/((([.D7])^2+([.Q5])^2)^(1/2))" office:value-type="float" office:value="6.23698155128364" calcext:value-type="float">
            <text:p>6,23698155128364</text:p>
          </table:table-cell>
          <table:table-cell office:value-type="string" calcext:value-type="string">
            <text:p>non.acc</text:p>
          </table:table-cell>
          <table:table-cell table:number-columns-repeated="4"/>
          <table:table-cell office:value-type="float" office:value="9884" calcext:value-type="float">
            <text:p>9884</text:p>
          </table:table-cell>
          <table:table-cell office:value-type="float" office:value="5697" calcext:value-type="float">
            <text:p>56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rs</text:p>
          </table:table-cell>
          <table:table-cell table:formula="of:=[.P2]*((([.J2])^(1/2)/[.J2])^2+1/[.N1]^2)^(1/2)" office:value-type="float" office:value="1.07614839663311" calcext:value-type="float">
            <text:p>1,076148396633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ri</text:p>
          </table:table-cell>
          <table:table-cell table:formula="of:=[.P2]*((([.K2])^(1/2)/[.K2])^2+1/[.N1]^2)^(1/2)" office:value-type="float" office:value="1.28171804008944" calcext:value-type="float">
            <text:p>1,2817180400894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37:06.663746166</meta:creation-date>
    <dc:date>2019-02-14T17:39:09.900166523</dc:date>
    <meta:editing-duration>PT1H50M22S</meta:editing-duration>
    <meta:editing-cycles>1</meta:editing-cycles>
    <meta:document-statistic meta:table-count="1" meta:cell-count="53" meta:object-count="0"/>
    <meta:generator>LibreOffice/6.0.7.3$Linux_X86_64 LibreOffice_project/00m0$Build-3</meta:generator>
  </office:meta>
</office:document-meta>
</file>